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Text_20_body">
      <style:text-properties fo:color="#000000" style:font-name="Courier" fo:font-size="12pt" style:font-name-asian="Menlo-Regular" style:font-size-asian="12pt" style:font-name-complex="Menlo-Regular" style:font-size-complex="12pt"/>
    </style:style>
    <style:style style:name="P3" style:family="paragraph" style:parent-style-name="Text_20_body">
      <style:text-properties fo:color="#000000" style:font-name="Courier" fo:font-size="12pt" fo:font-style="normal" style:font-name-asian="Menlo-Regular" style:font-size-asian="12pt" style:font-style-asian="normal" style:font-name-complex="Menlo-Regular" style:font-size-complex="12pt" style:font-style-complex="normal"/>
    </style:style>
    <style:style style:name="P4" style:family="paragraph" style:parent-style-name="Text_20_body">
      <style:text-properties style:font-name="Courier"/>
    </style:style>
    <style:style style:name="P5" style:family="paragraph" style:parent-style-name="Text_20_body">
      <style:paragraph-properties>
        <style:tab-stops>
          <style:tab-stop style:position="1.0528in"/>
        </style:tab-stops>
      </style:paragraph-properties>
      <style:text-properties fo:color="#000000" style:font-name="Courier" fo:font-size="12pt" fo:font-style="normal" style:font-name-asian="Menlo-Regular" style:font-size-asian="12pt" style:font-style-asian="normal" style:font-name-complex="Menlo-Regular" style:font-size-complex="12pt" style:font-style-complex="normal"/>
    </style:style>
    <style:style style:name="T1" style:family="text">
      <style:text-properties style:font-name="PT Sans"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6600cc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Courier"/>
    </style:style>
    <style:style style:name="T6" style:family="text">
      <style:text-properties style:font-name="Courier"/>
    </style:style>
    <style:style style:name="T7" style:family="text">
      <style:text-properties style:font-name="Courier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QL cheat sheet</text:h>
      <text:p text:style-name="Standard">Database was set up with instructions from https://www.robinwieruch.de/postgres-sql-macos-setup/</text:p>
      <text:h text:style-name="Heading_20_2" text:outline-level="2">Getting to database with command line</text:h>
      <text:p text:style-name="P2">pg_ctl -D /usr/local/var/postgres start <text:span text:style-name="T4">or</text:span></text:p>
      <text:p text:style-name="P2">pg_ctl -D /usr/local/var/postgres/14 start</text:p>
      <text:p text:style-name="P2">psql Tim1 <text:span text:style-name="T4">or</text:span></text:p>
      <text:p text:style-name="P2">psql grocery1</text:p>
      <text:p text:style-name="P2">\d <text:span text:style-name="T4">for list of tables, relations</text:span></text:p>
      <text:p text:style-name="P2"><text:span text:style-name="T2">\d dishes</text:span><text:span text:style-name="T1"> <text:s/></text:span><text:span text:style-name="T4">for information about table</text:span><text:span text:style-name="T2"> dishes</text:span></text:p>
      <text:p text:style-name="P2"><text:span text:style-name="T2">\dt </text:span><text:span text:style-name="T4">for list of tables</text:span></text:p>
      <text:p text:style-name="P5"><text:span text:style-name="T5">Control + d</text:span><text:span text:style-name="T4"> or </text:span><text:span text:style-name="T5">\q</text:span><text:span text:style-name="T4"> to quit psql</text:span></text:p>
      <text:p text:style-name="P2">pg_ctl -D /usr/local/var/postgres stop <text:span text:style-name="T4">or</text:span></text:p>
      <text:p text:style-name="P3"><text:span text:style-name="T5">pg_ctl -D /usr/local/var/postgres/14 stop </text:span><text:span text:style-name="T4">to stop postgresql server</text:span></text:p>
      <text:h text:style-name="Heading_20_2" text:outline-level="2">Connecting to database with python</text:h>
      <text:p text:style-name="P1">conn = psycopg2.connect(host="localhost",database="Tim1")</text:p>
      <text:p text:style-name="P1"/>
      <text:p text:style-name="P1">cur=conn.cursor()</text:p>
      <text:p text:style-name="P1"/>
      <text:p text:style-name="P1">commands = "<text:span text:style-name="T4">see below</text:span>"</text:p>
      <text:p text:style-name="P1"/>
      <text:p text:style-name="P1">cur.execute(commands)</text:p>
      <text:p text:style-name="P1"/>
      <text:p text:style-name="P1">conn.commit()</text:p>
      <text:p text:style-name="P1"/>
      <text:p text:style-name="P1">results = cur.fetchall()</text:p>
      <text:p text:style-name="P1"/>
      <text:p text:style-name="P1">print(results)</text:p>
      <text:p text:style-name="P1"/>
      <text:p text:style-name="P1">conn.close()</text:p>
      <text:h text:style-name="Heading_20_2" text:outline-level="2">Some common SQL commands, can be used either from psql shell or python</text:h>
      <text:p text:style-name="P4">create table ingredients (id serial primary key,name text,unit text);</text:p>
      <text:p text:style-name="P4">alter table <text:span text:style-name="T3">ingredients</text:span> add column <text:span text:style-name="T3">wf_aisle</text:span> text;</text:p>
      <text:p text:style-name="P4">alter table ingredients add column pantry_id int references pantry(id)</text:p>
      <text:p text:style-name="P4">insert into meals (name,type) values ('macaroni and cheese', 'dinner');<text:tab/><text:tab/><text:tab/><text:tab/></text:p>
      <text:p text:style-name="P4">insert into meals values (default,'chickpea stew','dinner',false)</text:p>
      <text:p text:style-name="P4">update meals set packable = false where name = 'macaroni and cheese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Fleck</meta:initial-creator>
    <meta:creation-date>2021-12-17T10:13:36</meta:creation-date>
    <dc:date>2022-05-17T21:07:09</dc:date>
    <dc:creator>Timothy Fleck</dc:creator>
    <meta:editing-duration>P4DT23H14M2S</meta:editing-duration>
    <meta:editing-cycles>26</meta:editing-cycles>
    <meta:generator>OpenOffice/4.1.11$Unix OpenOffice.org_project/4111m1$Build-9808</meta:generator>
    <meta:document-statistic meta:table-count="0" meta:image-count="0" meta:object-count="0" meta:page-count="1" meta:paragraph-count="29" meta:word-count="155" meta:character-count="1174"/>
  </office:meta>
</office:document-meta>
</file>